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a25" officeooo:paragraph-rsid="00137a25"/>
    </style:style>
    <style:style style:name="P2" style:family="paragraph" style:parent-style-name="Standard">
      <style:text-properties officeooo:paragraph-rsid="00137a25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37a25" officeooo:paragraph-rsid="00137a2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bold" officeooo:rsid="00137a25" officeooo:paragraph-rsid="00137a25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137a25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Linux常用命令大全</text:p>
      <text:p text:style-name="P1"/>
      <text:p text:style-name="P1"/>
      <text:p text:style-name="P1"><text:span text:style-name="T2">系统信息</text:span> </text:p>
      <text:p text:style-name="P1">arch 显示机器的处理器架构(1) </text:p>
      <text:p text:style-name="P1">uname -m 显示机器的处理器架构(2) </text:p>
      <text:p text:style-name="P1">uname -r 显示正在使用的内核版本 </text:p>
      <text:p text:style-name="P1">dmidecode -q 显示硬件系统部件 - (SMBIOS / DMI) </text:p>
      <text:p text:style-name="P1">hdparm -i /dev/hda 罗列一个磁盘的架构特性 </text:p>
      <text:p text:style-name="P1">hdparm -tT /dev/sda 在磁盘上执行测试性读取操作 </text:p>
      <text:p text:style-name="P1">cat /proc/cpuinfo 显示CPU info的信息 </text:p>
      <text:p text:style-name="P1">cat /proc/interrupts 显示中断 </text:p>
      <text:p text:style-name="P1">cat /proc/meminfo 校验内存使用 </text:p>
      <text:p text:style-name="P1">cat /proc/swaps 显示哪些swap被使用 </text:p>
      <text:p text:style-name="P1">cat /proc/version 显示内核的版本 </text:p>
      <text:p text:style-name="P1">cat /proc/net/dev 显示网络适配器及统计 </text:p>
      <text:p text:style-name="P1">cat /proc/mounts 显示已加载的文件系统 </text:p>
      <text:p text:style-name="P1">lspci -tv 罗列 PCI 设备 </text:p>
      <text:p text:style-name="P1">lsusb -tv 显示 USB 设备 </text:p>
      <text:p text:style-name="P1">date 显示系统日期 </text:p>
      <text:p text:style-name="P1">cal 2007 显示2007年的日历表 </text:p>
      <text:p text:style-name="P1">date 041217002007.00 设置日期和时间 - 月日时分年.秒 </text:p>
      <text:p text:style-name="P1">clock -w 将时间修改保存到 BIOS </text:p>
      <text:p text:style-name="P1"/>
      <text:p text:style-name="P1"/>
      <text:p text:style-name="P1"/>
      <text:p text:style-name="P4">关机 (系统的关机、重启以及登出 ) </text:p>
      <text:p text:style-name="P1">shutdown -h now 关闭系统(1) </text:p>
      <text:p text:style-name="P1">init 0 关闭系统(2) </text:p>
      <text:p text:style-name="P1">telinit 0 关闭系统(3) </text:p>
      <text:p text:style-name="P1">shutdown -h hours:minutes &amp; 按预定时间关闭系统 </text:p>
      <text:p text:style-name="P1">shutdown -c 取消按预定时间关闭系统 </text:p>
      <text:p text:style-name="P1">shutdown -r now 重启(1) </text:p>
      <text:p text:style-name="P1">reboot 重启(2) </text:p>
      <text:p text:style-name="P1">logout 注销 </text:p>
      <text:p text:style-name="P1"/>
      <text:p text:style-name="P1"/>
      <text:p text:style-name="P1"/>
      <text:p text:style-name="P4">文件和目录 </text:p>
      <text:p text:style-name="P1">cd /home 进入 '/ home' 目录' </text:p>
      <text:p text:style-name="P1">cd .. 返回上一级目录 </text:p>
      <text:p text:style-name="P1">cd ../.. 返回上两级目录 </text:p>
      <text:p text:style-name="P1">cd 进入个人的主目录 </text:p>
      <text:p text:style-name="P1">cd ~user1 进入个人的主目录 </text:p>
      <text:p text:style-name="P1">cd - 返回上次所在的目录 </text:p>
      <text:p text:style-name="P1">pwd 显示工作路径 </text:p>
      <text:p text:style-name="P1"><text:soft-page-break/>ls 查看目录中的文件 </text:p>
      <text:p text:style-name="P1">ls -F 查看目录中的文件 </text:p>
      <text:p text:style-name="P1">ls -l 显示文件和目录的详细资料 </text:p>
      <text:p text:style-name="P1">ls -a 显示隐藏文件 </text:p>
      <text:p text:style-name="P1">ls *[0-9]* 显示包含数字的文件名和目录名 </text:p>
      <text:p text:style-name="P1">tree 显示文件和目录由根目录开始的树形结构(1) </text:p>
      <text:p text:style-name="P1">lstree 显示文件和目录由根目录开始的树形结构(2) </text:p>
      <text:p text:style-name="P1">mkdir dir1 创建一个叫做 'dir1' 的目录' </text:p>
      <text:p text:style-name="P1">mkdir dir1 dir2 同时创建两个目录 </text:p>
      <text:p text:style-name="P1">mkdir -p /tmp/dir1/dir2 创建一个目录树 </text:p>
      <text:p text:style-name="P1">rm -f file1 删除一个叫做 'file1' 的文件' </text:p>
      <text:p text:style-name="P1">rmdir dir1 删除一个叫做 'dir1' 的目录' </text:p>
      <text:p text:style-name="P1">rm -rf dir1 删除一个叫做 'dir1' 的目录并同时删除其内容 </text:p>
      <text:p text:style-name="P1">rm -rf dir1 dir2 同时删除两个目录及它们的内容 </text:p>
      <text:p text:style-name="P1">mv dir1 new_dir 重命名/移动 一个目录 </text:p>
      <text:p text:style-name="P1">cp file1 file2 复制一个文件 </text:p>
      <text:p text:style-name="P1">cp dir/* . 复制一个目录下的所有文件到当前工作目录 </text:p>
      <text:p text:style-name="P1">cp -a /tmp/dir1 . 复制一个目录到当前工作目录 </text:p>
      <text:p text:style-name="P1">cp -a dir1 dir2 复制一个目录 </text:p>
      <text:p text:style-name="P1">ln -s file1 lnk1 创建一个指向文件或目录的软链接 </text:p>
      <text:p text:style-name="P1">ln file1 lnk1 创建一个指向文件或目录的物理链接 </text:p>
      <text:p text:style-name="P1">touch -t 0712250000 file1 修改一个文件或目录的时间戳 - (YYMMDDhhmm) </text:p>
      <text:p text:style-name="P1">file file1 outputs the mime type of the file as text </text:p>
      <text:p text:style-name="P1">iconv -l 列出已知的编码 </text:p>
      <text:p text:style-name="P1">iconv -f fromEncoding -t toEncoding inputFile &gt; outputFile creates a new from the given input file by assuming it is encoded in fromEncoding and converting it to toEncoding. </text:p>
      <text:p text:style-name="P1">find . -maxdepth 1 -name *.jpg -print -exec convert "{}" -resize 80x60 "thumbs/{}" \; batch resize files in the current directory and send them to a thumbnails directory (requires convert from Imagemagick) </text:p>
      <text:p text:style-name="P1"/>
      <text:p text:style-name="P1"/>
      <text:p text:style-name="P1"/>
      <text:p text:style-name="P4">文件搜索 </text:p>
      <text:p text:style-name="P1">find / -name file1 从 '/' 开始进入根文件系统搜索文件和目录 </text:p>
      <text:p text:style-name="P1">find / -user user1 搜索属于用户 'user1' 的文件和目录 </text:p>
      <text:p text:style-name="P1">find /home/user1 -name \*.bin 在目录 '/ home/user1' 中搜索带有'.bin' 结尾的文件 </text:p>
      <text:p text:style-name="P1">find /usr/bin -type f -atime +100 搜索在过去100天内未被使用过的执行文件 </text:p>
      <text:p text:style-name="P1">find /usr/bin -type f -mtime -10 搜索在10天内被创建或者修改过的文件 </text:p>
      <text:p text:style-name="P1">find / -name \*.rpm -exec chmod 755 '{}' \; 搜索以 '.rpm' 结尾的文件并定义其权限 </text:p>
      <text:p text:style-name="P1">find / -xdev -name \*.rpm 搜索以 '.rpm' 结尾的文件，忽略光驱、捷盘等可移动设备 </text:p>
      <text:p text:style-name="P1">locate \*.ps 寻找以 '.ps' 结尾的文件 - 先运行 'updatedb' 命令 </text:p>
      <text:p text:style-name="P1">whereis halt 显示一个二进制文件、源码或man的位置 </text:p>
      <text:p text:style-name="P1">which halt 显示一个二进制文件或可执行文件的完整路径 </text:p>
      <text:p text:style-name="P1"/>
      <text:p text:style-name="P1"/>
      <text:p text:style-name="P1"/>
      <text:p text:style-name="P4">挂载一个文件系统 </text:p>
      <text:p text:style-name="P1"><text:soft-page-break/>mount /dev/hda2 /mnt/hda2 挂载一个叫做hda2的盘 - 确定目录 '/ mnt/hda2' 已经存在 </text:p>
      <text:p text:style-name="P1">umount /dev/hda2 卸载一个叫做hda2的盘 - 先从挂载点 '/ mnt/hda2' 退出 </text:p>
      <text:p text:style-name="P1">fuser -km /mnt/hda2 当设备繁忙时强制卸载 </text:p>
      <text:p text:style-name="P1">umount -n /mnt/hda2 运行卸载操作而不写入 /etc/mtab 文件- 当文件为只读或当磁盘写满时非常有用 </text:p>
      <text:p text:style-name="P1">mount /dev/fd0 /mnt/floppy 挂载一个软盘 </text:p>
      <text:p text:style-name="P1">mount /dev/cdrom /mnt/cdrom 挂载一个cdrom或dvdrom </text:p>
      <text:p text:style-name="P1">mount /dev/hdc /mnt/cdrecorder 挂载一个cdrw或dvdrom </text:p>
      <text:p text:style-name="P1">mount /dev/hdb /mnt/cdrecorder 挂载一个cdrw或dvdrom </text:p>
      <text:p text:style-name="P1">mount -o loop file.iso /mnt/cdrom 挂载一个文件或ISO镜像文件 </text:p>
      <text:p text:style-name="P1">mount -t vfat /dev/hda5 /mnt/hda5 挂载一个Windows FAT32文件系统 </text:p>
      <text:p text:style-name="P1">mount /dev/sda1 /mnt/usbdisk 挂载一个usb 捷盘或闪存设备 </text:p>
      <text:p text:style-name="P1">mount -t smbfs -o username=user,password=pass //WinClient/share /mnt/share 挂载一个windows网络共享 </text:p>
      <text:p text:style-name="P1"/>
      <text:p text:style-name="P1"/>
      <text:p text:style-name="P1"/>
      <text:p text:style-name="P4">磁盘空间 </text:p>
      <text:p text:style-name="P1">df -h 显示已经挂载的分区列表 </text:p>
      <text:p text:style-name="P1">ls -lSr |more 以尺寸大小排列文件和目录 </text:p>
      <text:p text:style-name="P1">du -sh dir1 估算目录 'dir1' 已经使用的磁盘空间' </text:p>
      <text:p text:style-name="P1">du -sk * | sort -rn 以容量大小为依据依次显示文件和目录的大小 </text:p>
      <text:p text:style-name="P1">rpm -q -a --qf '%10{SIZE}t%{NAME}n' | sort -k1,1n 以大小为依据依次显示已安装的rpm包所使用的空间 (fedora, redhat类系统) </text:p>
      <text:p text:style-name="P1">dpkg-query -W -f='${Installed-Size;10}t${Package}n' | sort -k1,1n 以大小为依据显示已安装的deb包所使用的空间 (ubuntu, debian类系统) </text:p>
      <text:p text:style-name="P1"/>
      <text:p text:style-name="P1"/>
      <text:p text:style-name="P1"/>
      <text:p text:style-name="P4">用户和群组 </text:p>
      <text:p text:style-name="P1">groupadd group_name 创建一个新用户组 </text:p>
      <text:p text:style-name="P1">groupdel group_name 删除一个用户组 </text:p>
      <text:p text:style-name="P1">groupmod -n new_group_name old_group_name 重命名一个用户组 </text:p>
      <text:p text:style-name="P1">useradd -c "Name Surname " -g admin -d /home/user1 -s /bin/bash user1 创建一个属于 "admin" 用户组的用户 </text:p>
      <text:p text:style-name="P1">useradd user1 创建一个新用户 </text:p>
      <text:p text:style-name="P1">userdel -r user1 删除一个用户 ( '-r' 排除主目录) </text:p>
      <text:p text:style-name="P1">usermod -c "User FTP" -g system -d /ftp/user1 -s /bin/nologin user1 修改用户属性 </text:p>
      <text:p text:style-name="P1">passwd 修改口令 </text:p>
      <text:p text:style-name="P1">passwd user1 修改一个用户的口令 (只允许root执行) </text:p>
      <text:p text:style-name="P1">chage -E 2005-12-31 user1 设置用户口令的失效期限 </text:p>
      <text:p text:style-name="P1">pwck 检查 '/etc/passwd' 的文件格式和语法修正以及存在的用户 </text:p>
      <text:p text:style-name="P1">grpck 检查 '/etc/passwd' 的文件格式和语法修正以及存在的群组 </text:p>
      <text:p text:style-name="P1">newgrp group_name 登陆进一个新的群组以改变新创建文件的预设群组 </text:p>
      <text:p text:style-name="P1"/>
      <text:p text:style-name="P1"/>
      <text:p text:style-name="P1"/>
      <text:p text:style-name="P1"><text:span text:style-name="T2">文件的权限</text:span> - 使用 "+" 设置权限，使用 "-" 用于取消 </text:p>
      <text:p text:style-name="P1"><text:soft-page-break/>ls -lh 显示权限 </text:p>
      <text:p text:style-name="P1">ls /tmp | pr -T5 -W$COLUMNS 将终端划分成5栏显示 </text:p>
      <text:p text:style-name="P1">chmod ugo+rwx directory1 设置目录的所有人(u)、群组(g)以及其他人(o)以读（r ）、写(w)和执行(x)的权限 </text:p>
      <text:p text:style-name="P1">chmod go-rwx directory1 删除群组(g)与其他人(o)对目录的读写执行权限 </text:p>
      <text:p text:style-name="P1">chown user1 file1 改变一个文件的所有人属性 </text:p>
      <text:p text:style-name="P1">chown -R user1 directory1 改变一个目录的所有人属性并同时改变改目录下所有文件的属性 </text:p>
      <text:p text:style-name="P1">chgrp group1 file1 改变文件的群组 </text:p>
      <text:p text:style-name="P1">chown user1:group1 file1 改变一个文件的所有人和群组属性 </text:p>
      <text:p text:style-name="P1">find / -perm -u+s 罗列一个系统中所有使用了SUID控制的文件 </text:p>
      <text:p text:style-name="P1">chmod u+s /bin/file1 设置一个二进制文件的 SUID 位 - 运行该文件的用户也被赋予和所有者同样的权限 </text:p>
      <text:p text:style-name="P1">chmod u-s /bin/file1 禁用一个二进制文件的 SUID位 </text:p>
      <text:p text:style-name="P1">chmod g+s /home/public 设置一个目录的SGID 位 - 类似SUID ，不过这是针对目录的 </text:p>
      <text:p text:style-name="P1">chmod g-s /home/public 禁用一个目录的 SGID 位 </text:p>
      <text:p text:style-name="P1">chmod o+t /home/public 设置一个文件的 STIKY 位 - 只允许合法所有人删除文件 </text:p>
      <text:p text:style-name="P1">chmod o-t /home/public 禁用一个目录的 STIKY 位 </text:p>
      <text:p text:style-name="P1"/>
      <text:p text:style-name="P1"/>
      <text:p text:style-name="P1"/>
      <text:p text:style-name="P1"><text:span text:style-name="T2">文件的特殊属性</text:span> - 使用 "+" 设置权限，使用 "-" 用于取消 </text:p>
      <text:p text:style-name="P1">chattr +a file1 只允许以追加方式读写文件 </text:p>
      <text:p text:style-name="P1">chattr +c file1 允许这个文件能被内核自动压缩/解压 </text:p>
      <text:p text:style-name="P1">chattr +d file1 在进行文件系统备份时，dump程序将忽略这个文件 </text:p>
      <text:p text:style-name="P1">chattr +i file1 设置成不可变的文件，不能被删除、修改、重命名或者链接 </text:p>
      <text:p text:style-name="P1">chattr +s file1 允许一个文件被安全地删除 </text:p>
      <text:p text:style-name="P1">chattr +S file1 一旦应用程序对这个文件执行了写操作，使系统立刻把修改的结果写到磁盘 </text:p>
      <text:p text:style-name="P1">chattr +u file1 若文件被删除，系统会允许你在以后恢复这个被删除的文件 </text:p>
      <text:p text:style-name="P1">lsattr 显示特殊的属性 </text:p>
      <text:p text:style-name="P1"/>
      <text:p text:style-name="P1"/>
      <text:p text:style-name="P1"/>
      <text:p text:style-name="P1"><text:span text:style-name="T2">打包和压缩文件</text:span> </text:p>
      <text:p text:style-name="P1">bunzip2 file1.bz2 解压一个叫做 'file1.bz2'的文件 </text:p>
      <text:p text:style-name="P1">bzip2 file1 压缩一个叫做 'file1' 的文件 </text:p>
      <text:p text:style-name="P1">gunzip file1.gz 解压一个叫做 'file1.gz'的文件 </text:p>
      <text:p text:style-name="P1">gzip file1 压缩一个叫做 'file1'的文件 </text:p>
      <text:p text:style-name="P1">gzip -9 file1 最大程度压缩 </text:p>
      <text:p text:style-name="P1">rar a file1.rar test_file 创建一个叫做 'file1.rar' 的包 </text:p>
      <text:p text:style-name="P1">rar a file1.rar file1 file2 dir1 同时压缩 'file1', 'file2' 以及目录 'dir1' </text:p>
      <text:p text:style-name="P1">rar x file1.rar 解压rar包 </text:p>
      <text:p text:style-name="P1">unrar x file1.rar 解压rar包 </text:p>
      <text:p text:style-name="P1">tar -cvf archive.tar file1 创建一个非压缩的 tarball </text:p>
      <text:p text:style-name="P1">tar -cvf archive.tar file1 file2 dir1 创建一个包含了 'file1', 'file2' 以及 'dir1'的档案文件 </text:p>
      <text:p text:style-name="P1">tar -tf archive.tar 显示一个包中的内容 </text:p>
      <text:p text:style-name="P1">tar -xvf archive.tar 释放一个包 </text:p>
      <text:p text:style-name="P1">tar -xvf archive.tar -C /tmp 将压缩包释放到 /tmp目录下 </text:p>
      <text:p text:style-name="P1">tar -cvfj archive.tar.bz2 dir1 创建一个bzip2格式的压缩包 </text:p>
      <text:p text:style-name="P1"><text:soft-page-break/>tar -xvfj archive.tar.bz2 解压一个bzip2格式的压缩包 </text:p>
      <text:p text:style-name="P1">tar -cvfz archive.tar.gz dir1 创建一个gzip格式的压缩包 </text:p>
      <text:p text:style-name="P1">tar -xvfz archive.tar.gz 解压一个gzip格式的压缩包 </text:p>
      <text:p text:style-name="P1">zip file1.zip file1 创建一个zip格式的压缩包 </text:p>
      <text:p text:style-name="P1">zip -r file1.zip file1 file2 dir1 将几个文件和目录同时压缩成一个zip格式的压缩包 </text:p>
      <text:p text:style-name="P1">unzip file1.zip 解压一个zip格式压缩包 </text:p>
      <text:p text:style-name="P1"/>
      <text:p text:style-name="P1"/>
      <text:p text:style-name="P1"/>
      <text:p text:style-name="P1"><text:span text:style-name="T2">RPM 包 -</text:span> （Fedora, Redhat及类似系统） </text:p>
      <text:p text:style-name="P1">rpm -ivh package.rpm 安装一个rpm包 </text:p>
      <text:p text:style-name="P1">rpm -ivh --nodeeps package.rpm 安装一个rpm包而忽略依赖关系警告 </text:p>
      <text:p text:style-name="P1">rpm -U package.rpm 更新一个rpm包但不改变其配置文件 </text:p>
      <text:p text:style-name="P1">rpm -F package.rpm 更新一个确定已经安装的rpm包 </text:p>
      <text:p text:style-name="P1">rpm -e package_name.rpm 删除一个rpm包 </text:p>
      <text:p text:style-name="P1">rpm -qa 显示系统中所有已经安装的rpm包 </text:p>
      <text:p text:style-name="P1">rpm -qa | grep httpd 显示所有名称中包含 "httpd" 字样的rpm包 </text:p>
      <text:p text:style-name="P1">rpm -qi package_name 获取一个已安装包的特殊信息 </text:p>
      <text:p text:style-name="P1">rpm -qg "System Environment/Daemons" 显示一个组件的rpm包 </text:p>
      <text:p text:style-name="P1">rpm -ql package_name 显示一个已经安装的rpm包提供的文件列表 </text:p>
      <text:p text:style-name="P1">rpm -qc package_name 显示一个已经安装的rpm包提供的配置文件列表 </text:p>
      <text:p text:style-name="P1">rpm -q package_name --whatrequires 显示与一个rpm包存在依赖关系的列表 </text:p>
      <text:p text:style-name="P1">rpm -q package_name --whatprovides 显示一个rpm包所占的体积 </text:p>
      <text:p text:style-name="P1">rpm -q package_name --scripts 显示在安装/删除期间所执行的脚本l </text:p>
      <text:p text:style-name="P1">rpm -q package_name --changelog 显示一个rpm包的修改历史 </text:p>
      <text:p text:style-name="P1">rpm -qf /etc/httpd/conf/httpd.conf 确认所给的文件由哪个rpm包所提供 </text:p>
      <text:p text:style-name="P1">rpm -qp package.rpm -l 显示由一个尚未安装的rpm包提供的文件列表 </text:p>
      <text:p text:style-name="P1">rpm --import /media/cdrom/RPM-GPG-KEY 导入公钥数字证书 </text:p>
      <text:p text:style-name="P1">rpm --checksig package.rpm 确认一个rpm包的完整性 </text:p>
      <text:p text:style-name="P1">rpm -qa gpg-pubkey 确认已安装的所有rpm包的完整性 </text:p>
      <text:p text:style-name="P1">rpm -V package_name 检查文件尺寸、 许可、类型、所有者、群组、MD5检查以及最后修改时间 </text:p>
      <text:p text:style-name="P1">rpm -Va 检查系统中所有已安装的rpm包- 小心使用 </text:p>
      <text:p text:style-name="P1">rpm -Vp package.rpm 确认一个rpm包还未安装 </text:p>
      <text:p text:style-name="P1">rpm2cpio package.rpm | cpio --extract --make-directories *bin* 从一个rpm包运行可执行文件 </text:p>
      <text:p text:style-name="P1">rpm -ivh /usr/src/redhat/RPMS/`arch`/package.rpm 从一个rpm源码安装一个构建好的包 </text:p>
      <text:p text:style-name="P1">rpmbuild --rebuild package_name.src.rpm 从一个rpm源码构建一个 rpm 包 </text:p>
      <text:p text:style-name="P1"/>
      <text:p text:style-name="P1"/>
      <text:p text:style-name="P1"/>
      <text:p text:style-name="P1"><text:span text:style-name="T2">YUM 软件包升级器</text:span> - （Fedora, RedHat及类似系统） </text:p>
      <text:p text:style-name="P1">yum install package_name 下载并安装一个rpm包 </text:p>
      <text:p text:style-name="P1">yum localinstall package_name.rpm 将安装一个rpm包，使用你自己的软件仓库为你解决所有依赖关系 </text:p>
      <text:p text:style-name="P1">yum update package_name.rpm 更新当前系统中所有安装的rpm包 </text:p>
      <text:p text:style-name="P1">yum update package_name 更新一个rpm包 </text:p>
      <text:p text:style-name="P1">yum remove package_name 删除一个rpm包 </text:p>
      <text:p text:style-name="P1">yum list 列出当前系统中安装的所有包 </text:p>
      <text:p text:style-name="P1"><text:soft-page-break/>yum search package_name 在rpm仓库中搜寻软件包 </text:p>
      <text:p text:style-name="P1">yum clean packages 清理rpm缓存删除下载的包 </text:p>
      <text:p text:style-name="P1">yum clean headers 删除所有头文件 </text:p>
      <text:p text:style-name="P1">yum clean all 删除所有缓存的包和头文件 </text:p>
      <text:p text:style-name="P1"/>
      <text:p text:style-name="P1"/>
      <text:p text:style-name="P1"/>
      <text:p text:style-name="P1"><text:span text:style-name="T2">DEB 包</text:span> (Debian, Ubuntu 以及类似系统) </text:p>
      <text:p text:style-name="P1">dpkg -i package.deb 安装/更新一个 deb 包 </text:p>
      <text:p text:style-name="P1">dpkg -r package_name 从系统删除一个 deb 包 </text:p>
      <text:p text:style-name="P1">dpkg -l 显示系统中所有已经安装的 deb 包 </text:p>
      <text:p text:style-name="P1">dpkg -l | grep httpd 显示所有名称中包含 "httpd" 字样的deb包 </text:p>
      <text:p text:style-name="P1">dpkg -s package_name 获得已经安装在系统中一个特殊包的信息 </text:p>
      <text:p text:style-name="P1">dpkg -L package_name 显示系统中已经安装的一个deb包所提供的文件列表 </text:p>
      <text:p text:style-name="P1">dpkg --contents package.deb 显示尚未安装的一个包所提供的文件列表 </text:p>
      <text:p text:style-name="P1">dpkg -S /bin/ping 确认所给的文件由哪个deb包提供 </text:p>
      <text:p text:style-name="P1"/>
      <text:p text:style-name="P1"/>
      <text:p text:style-name="P1"/>
      <text:p text:style-name="P1"><text:span text:style-name="T2">APT 软件工具</text:span> (Debian, Ubuntu 以及类似系统) </text:p>
      <text:p text:style-name="P1">apt-get install package_name 安装/更新一个 deb 包 </text:p>
      <text:p text:style-name="P1">apt-cdrom install package_name 从光盘安装/更新一个 deb 包 </text:p>
      <text:p text:style-name="P1">apt-get update 升级列表中的软件包 </text:p>
      <text:p text:style-name="P1">apt-get upgrade 升级所有已安装的软件 </text:p>
      <text:p text:style-name="P1">apt-get remove package_name 从系统删除一个deb包 </text:p>
      <text:p text:style-name="P1">apt-get check 确认依赖的软件仓库正确 </text:p>
      <text:p text:style-name="P1">apt-get clean 从下载的软件包中清理缓存 </text:p>
      <text:p text:style-name="P1">apt-cache search searched-package 返回包含所要搜索字符串的软件包名称 </text:p>
      <text:p text:style-name="P1"/>
      <text:p text:style-name="P1"/>
      <text:p text:style-name="P1"/>
      <text:p text:style-name="P4">查看文件内容 </text:p>
      <text:p text:style-name="P1">cat file1 从第一个字节开始正向查看文件的内容 </text:p>
      <text:p text:style-name="P1">tac file1 从最后一行开始反向查看一个文件的内容 </text:p>
      <text:p text:style-name="P1">more file1 查看一个长文件的内容 </text:p>
      <text:p text:style-name="P1">less file1 类似于 'more' 命令，但是它允许在文件中和正向操作一样的反向操作 </text:p>
      <text:p text:style-name="P1">head -2 file1 查看一个文件的前两行 </text:p>
      <text:p text:style-name="P1">tail -2 file1 查看一个文件的最后两行 </text:p>
      <text:p text:style-name="P1">tail -f /var/log/messages 实时查看被添加到一个文件中的内容 </text:p>
      <text:p text:style-name="P1"/>
      <text:p text:style-name="P1"/>
      <text:p text:style-name="P1"/>
      <text:p text:style-name="P4">文本处理 </text:p>
      <text:p text:style-name="P1">cat file1 file2 ... | command &lt;&gt; file1_in.txt_or_file1_out.txt general syntax for text manipulation using PIPE, STDIN and STDOUT </text:p>
      <text:p text:style-name="P1">cat file1 | command( sed, grep, awk, grep, etc...) &gt; result.txt 合并一个文件的详细说明文本，并将简介写入一个新文件中 </text:p>
      <text:p text:style-name="P1"><text:soft-page-break/>cat file1 | command( sed, grep, awk, grep, etc...) &gt;&gt; result.txt 合并一个文件的详细说明文本，并将简介写入一个已有的文件中 </text:p>
      <text:p text:style-name="P1">grep Aug /var/log/messages 在文件 '/var/log/messages'中查找关键词"Aug" </text:p>
      <text:p text:style-name="P1">grep ^Aug /var/log/messages 在文件 '/var/log/messages'中查找以"Aug"开始的词汇 </text:p>
      <text:p text:style-name="P1">grep [0-9] /var/log/messages 选择 '/var/log/messages' 文件中所有包含数字的行 </text:p>
      <text:p text:style-name="P1">grep Aug -R /var/log/* 在目录 '/var/log' 及随后的目录中搜索字符串"Aug" </text:p>
      <text:p text:style-name="P1">sed 's/stringa1/stringa2/g' example.txt 将example.txt文件中的 "string1" 替换成 "string2" </text:p>
      <text:p text:style-name="P1">sed '/^$/d' example.txt 从example.txt文件中删除所有空白行 </text:p>
      <text:p text:style-name="P1">sed '/ *#/d; /^$/d' example.txt 从example.txt文件中删除所有注释和空白行 </text:p>
      <text:p text:style-name="P1">echo 'esempio' | tr '[:lower:]' '[:upper:]' 合并上下单元格内容 </text:p>
      <text:p text:style-name="P1">sed -e '1d' result.txt 从文件example.txt 中排除第一行 </text:p>
      <text:p text:style-name="P1">sed -n '/stringa1/p' 查看只包含词汇 "string1"的行 </text:p>
      <text:p text:style-name="P1">sed -e 's/ *$//' example.txt 删除每一行最后的空白字符 </text:p>
      <text:p text:style-name="P1">sed -e 's/stringa1//g' example.txt 从文档中只删除词汇 "string1" 并保留剩余全部 </text:p>
      <text:p text:style-name="P1">sed -n '1,5p;5q' example.txt 查看从第一行到第5行内容 </text:p>
      <text:p text:style-name="P1">sed -n '5p;5q' example.txt 查看第5行 </text:p>
      <text:p text:style-name="P1">sed -e 's/00*/0/g' example.txt 用单个零替换多个零 </text:p>
      <text:p text:style-name="P1">cat -n file1 标示文件的行数 </text:p>
      <text:p text:style-name="P1">cat example.txt | awk 'NR%2==1' 删除example.txt文件中的所有偶数行 </text:p>
      <text:p text:style-name="P1">echo a b c | awk '{print $1}' 查看一行第一栏 </text:p>
      <text:p text:style-name="P1">echo a b c | awk '{print $1,$3}' 查看一行的第一和第三栏 </text:p>
      <text:p text:style-name="P1">paste file1 file2 合并两个文件或两栏的内容 </text:p>
      <text:p text:style-name="P1">paste -d '+' file1 file2 合并两个文件或两栏的内容，中间用"+"区分 </text:p>
      <text:p text:style-name="P1">sort file1 file2 排序两个文件的内容 </text:p>
      <text:p text:style-name="P1">sort file1 file2 | uniq 取出两个文件的并集(重复的行只保留一份) </text:p>
      <text:p text:style-name="P1">sort file1 file2 | uniq -u 删除交集，留下其他的行 </text:p>
      <text:p text:style-name="P1">sort file1 file2 | uniq -d 取出两个文件的交集(只留下同时存在于两个文件中的文件) </text:p>
      <text:p text:style-name="P1">comm -1 file1 file2 比较两个文件的内容只删除 'file1' 所包含的内容 </text:p>
      <text:p text:style-name="P1">comm -2 file1 file2 比较两个文件的内容只删除 'file2' 所包含的内容 </text:p>
      <text:p text:style-name="P1">comm -3 file1 file2 比较两个文件的内容只删除两个文件共有的部分 </text:p>
      <text:p text:style-name="P1"/>
      <text:p text:style-name="P1"/>
      <text:p text:style-name="P1"/>
      <text:p text:style-name="P1"/>
      <text:p text:style-name="P2"><text:span text:style-name="T3">字符设置和文件格式转换</text:span> </text:p>
      <text:p text:style-name="P1">dos2unix filedos.txt fileunix.txt 将一个文本文件的格式从MSDOS转换成UNIX </text:p>
      <text:p text:style-name="P1">unix2dos fileunix.txt filedos.txt 将一个文本文件的格式从UNIX转换成MSDOS </text:p>
      <text:p text:style-name="P1">recode ..HTML &lt; page.txt &gt; page.html 将一个文本文件转换成html </text:p>
      <text:p text:style-name="P1">recode -l | more 显示所有允许的转换格式 </text:p>
      <text:p text:style-name="P1"/>
      <text:p text:style-name="P1"/>
      <text:p text:style-name="P1"/>
      <text:p text:style-name="P4">文件系统分析 </text:p>
      <text:p text:style-name="P1">badblocks -v /dev/hda1 检查磁盘hda1上的坏磁块 </text:p>
      <text:p text:style-name="P1">fsck /dev/hda1 修复/检查hda1磁盘上linux文件系统的完整性 </text:p>
      <text:p text:style-name="P1">fsck.ext2 /dev/hda1 修复/检查hda1磁盘上ext2文件系统的完整性 </text:p>
      <text:p text:style-name="P1">e2fsck /dev/hda1 修复/检查hda1磁盘上ext2文件系统的完整性 </text:p>
      <text:p text:style-name="P1"><text:soft-page-break/>e2fsck -j /dev/hda1 修复/检查hda1磁盘上ext3文件系统的完整性 </text:p>
      <text:p text:style-name="P1">fsck.ext3 /dev/hda1 修复/检查hda1磁盘上ext3文件系统的完整性 </text:p>
      <text:p text:style-name="P1">fsck.vfat /dev/hda1 修复/检查hda1磁盘上fat文件系统的完整性 </text:p>
      <text:p text:style-name="P1">fsck.msdos /dev/hda1 修复/检查hda1磁盘上dos文件系统的完整性 </text:p>
      <text:p text:style-name="P1">dosfsck /dev/hda1 修复/检查hda1磁盘上dos文件系统的完整性 </text:p>
      <text:p text:style-name="P1"/>
      <text:p text:style-name="P1"/>
      <text:p text:style-name="P1"/>
      <text:p text:style-name="P2"><text:span text:style-name="T3">初始化一个文件系统</text:span> </text:p>
      <text:p text:style-name="P1">mkfs /dev/hda1 在hda1分区创建一个文件系统 </text:p>
      <text:p text:style-name="P1">mke2fs /dev/hda1 在hda1分区创建一个linux ext2的文件系统 </text:p>
      <text:p text:style-name="P1">mke2fs -j /dev/hda1 在hda1分区创建一个linux ext3(日志型)的文件系统 </text:p>
      <text:p text:style-name="P1">mkfs -t vfat 32 -F /dev/hda1 创建一个 FAT32 文件系统 </text:p>
      <text:p text:style-name="P1">fdformat -n /dev/fd0 格式化一个软盘 </text:p>
      <text:p text:style-name="P1">mkswap /dev/hda3 创建一个swap文件系统 </text:p>
      <text:p text:style-name="P1"/>
      <text:p text:style-name="P1"/>
      <text:p text:style-name="P1"/>
      <text:p text:style-name="P4">SWAP文件系统 </text:p>
      <text:p text:style-name="P1">mkswap /dev/hda3 创建一个swap文件系统 </text:p>
      <text:p text:style-name="P1">swapon /dev/hda3 启用一个新的swap文件系统 </text:p>
      <text:p text:style-name="P1">swapon /dev/hda2 /dev/hdb3 启用两个swap分区 </text:p>
      <text:p text:style-name="P1"/>
      <text:p text:style-name="P1"/>
      <text:p text:style-name="P1"/>
      <text:p text:style-name="P4">备份 </text:p>
      <text:p text:style-name="P1">dump -0aj -f /tmp/home0.bak /home 制作一个 '/home' 目录的完整备份 </text:p>
      <text:p text:style-name="P1">dump -1aj -f /tmp/home0.bak /home 制作一个 '/home' 目录的交互式备份 </text:p>
      <text:p text:style-name="P1">restore -if /tmp/home0.bak 还原一个交互式备份 </text:p>
      <text:p text:style-name="P1">rsync -rogpav --delete /home /tmp 同步两边的目录 </text:p>
      <text:p text:style-name="P1">rsync -rogpav -e ssh --delete /home ip_address:/tmp 通过SSH通道rsync </text:p>
      <text:p text:style-name="P1">rsync -az -e ssh --delete ip_addr:/home/public /home/local 通过ssh和压缩将一个远程目录同步到本地目录 </text:p>
      <text:p text:style-name="P1">rsync -az -e ssh --delete /home/local ip_addr:/home/public 通过ssh和压缩将本地目录同步到远程目录 </text:p>
      <text:p text:style-name="P1">dd bs=1M if=/dev/hda | gzip | ssh user@ip_addr 'dd of=hda.gz' 通过ssh在远程主机上执行一次备份本地磁盘的操作 </text:p>
      <text:p text:style-name="P1">dd if=/dev/sda of=/tmp/file1 备份磁盘内容到一个文件 </text:p>
      <text:p text:style-name="P1">tar -Puf backup.tar /home/user 执行一次对 '/home/user' 目录的交互式备份操作 </text:p>
      <text:p text:style-name="P1">( cd /tmp/local/ &amp;&amp; tar c . ) | ssh -C user@ip_addr 'cd /home/share/ &amp;&amp; tar x -p' 通过ssh在远程目录中复制一个目录内容 </text:p>
      <text:p text:style-name="P1">( tar c /home ) | ssh -C user@ip_addr 'cd /home/backup-home &amp;&amp; tar x -p' 通过ssh在远程目录中复制一个本地目录 </text:p>
      <text:p text:style-name="P1">tar cf - . | (cd /tmp/backup ; tar xf - ) 本地将一个目录复制到另一个地方，保留原有权限及链接 </text:p>
      <text:p text:style-name="P1">find /home/user1 -name '*.txt' | xargs cp -av --target-directory=/home/backup/ --parents 从一个目录查找并复制所有以 '.txt' 结尾的文件到另一个目录 </text:p>
      <text:p text:style-name="P1">find /var/log -name '*.log' | tar cv --files-from=- | bzip2 &gt; log.tar.bz2 查找所有以 '.log' 结尾的文件并做成一个bzip包 </text:p>
      <text:p text:style-name="P1"><text:soft-page-break/>dd if=/dev/hda of=/dev/fd0 bs=512 count=1 做一个将 MBR (Master Boot Record)内容复制到软盘的动作 </text:p>
      <text:p text:style-name="P1">dd if=/dev/fd0 of=/dev/hda bs=512 count=1 从已经保存到软盘的备份中恢复MBR内容 </text:p>
      <text:p text:style-name="P1"/>
      <text:p text:style-name="P1"/>
      <text:p text:style-name="P1"/>
      <text:p text:style-name="P4">光盘 </text:p>
      <text:p text:style-name="P1">cdrecord -v gracetime=2 dev=/dev/cdrom -eject blank=fast -force 清空一个可复写的光盘内容 </text:p>
      <text:p text:style-name="P1">mkisofs /dev/cdrom &gt; cd.iso 在磁盘上创建一个光盘的iso镜像文件 </text:p>
      <text:p text:style-name="P1">mkisofs /dev/cdrom | gzip &gt; cd_iso.gz 在磁盘上创建一个压缩了的光盘iso镜像文件 </text:p>
      <text:p text:style-name="P1">mkisofs -J -allow-leading-dots -R -V "Label CD" -iso-level 4 -o ./cd.iso data_cd 创建一个目录的iso镜像文件 </text:p>
      <text:p text:style-name="P1">cdrecord -v dev=/dev/cdrom cd.iso 刻录一个ISO镜像文件 </text:p>
      <text:p text:style-name="P1">gzip -dc cd_iso.gz | cdrecord dev=/dev/cdrom - 刻录一个压缩了的ISO镜像文件 </text:p>
      <text:p text:style-name="P1">mount -o loop cd.iso /mnt/iso 挂载一个ISO镜像文件 </text:p>
      <text:p text:style-name="P1">cd-paranoia -B 从一个CD光盘转录音轨到 wav 文件中 </text:p>
      <text:p text:style-name="P1">cd-paranoia -- "-3" 从一个CD光盘转录音轨到 wav 文件中（参数-3） </text:p>
      <text:p text:style-name="P1">cdrecord --scanbus 扫描总线以识别scsi通道 </text:p>
      <text:p text:style-name="P1">dd if=/dev/hdc | md5sum 校验一个设备的md5sum编码，例如一张 CD </text:p>
      <text:p text:style-name="P1"/>
      <text:p text:style-name="P1"/>
      <text:p text:style-name="P1"/>
      <text:p text:style-name="P1"><text:span text:style-name="T2">网络</text:span> - （以太网和WIFI无线） </text:p>
      <text:p text:style-name="P1">ifconfig eth0 显示一个以太网卡的配置 </text:p>
      <text:p text:style-name="P1">ifup eth0 启用一个 'eth0' 网络设备 </text:p>
      <text:p text:style-name="P1">ifdown eth0 禁用一个 'eth0' 网络设备 </text:p>
      <text:p text:style-name="P1">ifconfig eth0 192.168.1.1 netmask 255.255.255.0 控制IP地址 </text:p>
      <text:p text:style-name="P1">ifconfig eth0 promisc 设置 'eth0' 成混杂模式以嗅探数据包 (sniffing) </text:p>
      <text:p text:style-name="P1">dhclient eth0 以dhcp模式启用 'eth0' </text:p>
      <text:p text:style-name="P1">route -n show routing table </text:p>
      <text:p text:style-name="P1">route add -net 0/0 gw IP_Gateway configura default gateway </text:p>
      <text:p text:style-name="P1">route add -net 192.168.0.0 netmask 255.255.0.0 gw 192.168.1.1 configure static route to reach network '192.168.0.0/16' </text:p>
      <text:p text:style-name="P1">route del 0/0 gw IP_gateway remove static route </text:p>
      <text:p text:style-name="P1">echo "1" &gt; /proc/sys/net/ipv4/ip_forward activate ip routing </text:p>
      <text:p text:style-name="P1">hostname show hostname of system </text:p>
      <text:p text:style-name="P1">host www.example.com lookup hostname to resolve name to ip address and viceversa(1) </text:p>
      <text:p text:style-name="P1">nslookup www.example.com lookup hostname to resolve name to ip address and viceversa(2) </text:p>
      <text:p text:style-name="P1">ip link show show link status of all interfaces </text:p>
      <text:p text:style-name="P1">mii-tool eth0 show link status of 'eth0' </text:p>
      <text:p text:style-name="P1">ethtool eth0 show statistics of network card 'eth0' </text:p>
      <text:p text:style-name="P1">netstat -tup show all active network connections and their PID </text:p>
      <text:p text:style-name="P1">netstat -tupl show all network services listening on the system and their PID </text:p>
      <text:p text:style-name="P1">tcpdump tcp port 80 show all HTTP traffic </text:p>
      <text:p text:style-name="P1">iwlist scan show wireless networks </text:p>
      <text:p text:style-name="P1">iwconfig eth1 show configuration of a wireless network card </text:p>
      <text:p text:style-name="P1">hostname show hostname </text:p>
      <text:p text:style-name="P1">host www.example.com lookup hostname to resolve name to ip address and viceversa </text:p>
      <text:p text:style-name="P1">nslookup www.example.com lookup hostname to resolve name to ip address and viceversa </text:p>
      <text:p text:style-name="P1"><text:soft-page-break/>whois www.example.com lookup on Whois databas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3:17:47.961320328</meta:creation-date>
    <dc:date>2017-09-28T13:22:12.411639334</dc:date>
    <meta:editing-duration>PT4M26S</meta:editing-duration>
    <meta:editing-cycles>1</meta:editing-cycles>
    <meta:document-statistic meta:table-count="0" meta:image-count="0" meta:object-count="0" meta:page-count="10" meta:paragraph-count="335" meta:word-count="5283" meta:character-count="14087" meta:non-whitespace-character-count="12277"/>
    <meta:generator>LibreOffice/5.1.6.2$Linux_X86_64 LibreOffice_project/10m0$Build-2</meta:generator>
  </office:meta>
</office:document-meta>
</file>